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Property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remov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Property.setRunningVersion( boolean run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Property.addProperty( JMeter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get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Property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set( int index , JMeterProperty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Property.recoverRunningVersion( TestElement ow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Property.set( int index , String pr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Propert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CollectionProperty( String name , Collect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Propert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Property.getProperty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Property.setObjectValue( Object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Propert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addItem( Object 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Collectio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Property.cloneCollec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Property.remove( String pr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Property.setCollection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Property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